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00000018043FB3B22182A38EC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9.398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text-properties fo:font-size="60pt" style:font-size-asian="32pt" style:font-size-complex="32pt"/>
    </style:style>
    <style:style style:name="P2" style:family="paragraph">
      <loext:graphic-properties draw:fill-color="#ffffff"/>
      <style:text-properties fo:font-size="60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60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16.947cm" svg:height="9.398cm" svg:x="9.652cm" svg:y="5.588cm" presentation:class="subtitle" presentation:user-transformed="true">
          <draw:text-box>
            <text:p text:style-name="P1"><text:span text:style-name="T1">DNA</text:span></text:p>
          </draw:text-box>
        </draw:frame>
        <draw:frame draw:style-name="gr1" draw:text-style-name="P3" draw:layer="layout" svg:width="6.547cm" svg:height="6.772cm" svg:x="2.032cm" svg:y="1.356cm">
          <draw:image xlink:href="Pictures/10000000000001000000018043FB3B22182A38EC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Agenda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tro</text:p>
              </text:list-item>
              <text:list-item>
                <text:p>Team</text:p>
              </text:list-item>
              <text:list-item>
                <text:p>Objectives</text:p>
              </text:list-item>
              <text:list-item>
                <text:p>Tool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3.3.2$Windows_X86_64 LibreOffice_project/a64200df03143b798afd1ec74a12ab50359878ed</meta:generator>
    <dc:date>2020-02-19T11:53:23.365000000</dc:date>
    <meta:editing-duration>PT12M3S</meta:editing-duration>
    <meta:editing-cycles>3</meta:editing-cycles>
    <meta:document-statistic meta:object-count="29"/>
  </office:meta>
</office:document-meta>
</file>